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enig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sInitializerTests.customPropertySourceConfiguredViaContextInit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Initializer.initialize( Configurable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